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left" draw:textarea-vertical-align="top" draw:auto-grow-height="false" fo:min-height="8.64cm" fo:min-width="7.452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8.64cm" fo:min-width="7.452cm"/>
    </style:style>
    <style:style style:name="gr3" style:family="graphic" style:parent-style-name="standard">
      <style:graphic-properties draw:fill-color="#aecf00" draw:textarea-horizontal-align="justify" draw:textarea-vertical-align="middle" draw:auto-grow-height="false" fo:min-height="1.689cm" fo:min-width="4.3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svg:stroke-width="0.1cm" svg:stroke-color="#ff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left" draw:textarea-vertical-align="top" draw:auto-grow-height="false" fo:min-height="1.836cm" fo:min-width="3.914cm"/>
    </style:style>
    <style:style style:name="gr7" style:family="graphic" style:parent-style-name="standard">
      <style:graphic-properties draw:textarea-horizontal-align="left" draw:textarea-vertical-align="top" draw:auto-grow-height="false" fo:min-height="3.802cm" fo:min-width="5.397cm"/>
    </style:style>
    <style:style style:name="gr8" style:family="graphic" style:parent-style-name="standard">
      <style:graphic-properties draw:stroke="none" svg:stroke-color="#000000" draw:fill="none" draw:fill-color="#ffffff" fo:min-height="0.795cm"/>
    </style:style>
    <style:style style:name="gr9" style:family="graphic" style:parent-style-name="standard">
      <style:graphic-properties draw:stroke="none" svg:stroke-color="#000000" draw:fill="none" draw:fill-color="#ffffff" fo:min-height="1.49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-color="#579d1c"/>
      <style:paragraph-properties fo:text-align="center"/>
    </style:style>
    <style:style style:name="P4" style:family="paragraph">
      <loext:graphic-properties draw:fill-color="#aec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8pt" fo:font-weight="bold" style:font-size-asian="18pt" style:font-size-complex="18pt"/>
    </style:style>
    <style:style style:name="P7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</style:style>
    <style:style style:name="T1" style:family="text">
      <style:text-properties fo:color="#ff6600" fo:font-size="22pt" fo:font-weight="bold" style:font-size-asian="18pt" style:font-size-complex="18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color="#ff6600"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52cm" svg:height="8.89cm" svg:x="10.905cm" svg:y="5.986cm">
          <text:p text:style-name="P1">TripleStor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952cm" svg:height="8.89cm" svg:x="1.905cm" svg:y="5.986cm">
          <text:p text:style-name="P1">Plone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5.08cm" svg:height="2.147cm" svg:x="2.147cm" svg:y="7.17cm">
          <text:p text:style-name="P1">DCAT:Catalog</text:p>
          <text:p text:style-name="P1">dct:title Fo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5.08cm" svg:height="2.147cm" svg:x="2.148cm" svg:y="11.121cm">
          <text:p text:style-name="P1">FOAF:Agent</text:p>
          <text:p text:style-name="P1">dct:label <text:span text:style-name="T1">Hu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4.687cm" svg:y1="9.317cm" svg:x2="4.688cm" svg:y2="11.121cm" draw:start-shape="id1" draw:start-glue-point="2" draw:end-shape="id2" draw:end-glue-point="0" svg:d="M4687 9317l1 1804" svg:viewBox="0 0 2 1805">
          <text:p text:style-name="P1">Publisher</text:p>
          <text:p text:style-name="P1"/>
        </draw:connector>
        <draw:connector draw:style-name="gr5" draw:text-style-name="P5" draw:layer="layout" svg:x1="7.227cm" svg:y1="8.243cm" svg:x2="12.791cm" svg:y2="8.243cm" draw:start-shape="id1" draw:start-glue-point="1" svg:d="M7227 8243h5564" svg:viewBox="0 0 5565 1">
          <text:p/>
        </draw:connector>
        <draw:connector draw:style-name="gr5" draw:text-style-name="P5" draw:layer="layout" svg:x1="7.228cm" svg:y1="12.194cm" svg:x2="12.2cm" svg:y2="12.194cm" draw:start-shape="id2" draw:start-glue-point="1" svg:d="M7228 12194h4972" svg:viewBox="0 0 4973 1">
          <text:p/>
        </draw:connector>
        <draw:custom-shape draw:style-name="gr6" draw:text-style-name="P1" draw:layer="layout" svg:width="4.414cm" svg:height="2.086cm" svg:x="12.791cm" svg:y="7.106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897cm" svg:height="4.052cm" svg:x="12.23cm" svg:y="10.596cm">
          <text:p text:style-name="P1">Org:Organization</text:p>
          <text:p text:style-name="P1">dct:label Bar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8.355cm" svg:height="1.045cm" svg:x="1.031cm" svg:y="0.952cm">
          <draw:text-box>
            <text:p text:style-name="P6"><text:span text:style-name="T2">PKAN: Marshalling of Hydrid data with edits</text:span></text:p>
          </draw:text-box>
        </draw:frame>
        <draw:frame draw:style-name="gr9" draw:text-style-name="P8" draw:layer="layout" svg:width="18.355cm" svg:height="1.74cm" svg:x="1.332cm" svg:y="15.35cm">
          <draw:text-box>
            <text:p>Marshalls to</text:p>
          </draw:text-box>
        </draw:frame>
        <draw:custom-shape draw:style-name="gr6" draw:text-style-name="P1" xml:id="id3" draw:id="id3" draw:layer="layout" svg:width="4.414cm" svg:height="2.086cm" svg:x="2.419cm" svg:y="18.412cm">
          <text:p text:style-name="P1">DCAT:Catalog</text:p>
          <text:p text:style-name="P1">dct:title Foo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5.897cm" svg:height="4.052cm" svg:x="11.837cm" svg:y="17.429cm">
          <text:p text:style-name="P1">Org:Organization</text:p>
          <text:p text:style-name="P1">dct:label <text:span text:style-name="T3">Hulk</text:span></text:p>
          <text:p text:style-name="P1">ori:gami Crane</text:p>
          <text:p text:style-name="P1">hei:ku Cute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6.833cm" svg:y1="19.455cm" svg:x2="11.837cm" svg:y2="19.455cm" draw:start-shape="id3" draw:start-glue-point="1" draw:end-shape="id4" svg:d="M6833 19455h5004" svg:viewBox="0 0 5005 1">
          <text:p text:style-name="P1">Publisher</text:p>
          <text:p text:style-name="P1"/>
        </draw:connector>
        <draw:frame draw:style-name="gr9" draw:text-style-name="P8" draw:layer="layout" svg:width="18.355cm" svg:height="1.74cm" svg:x="1.333cm" svg:y="2.75cm">
          <draw:text-box>
            <text:p>Fields edited in the base class take precedence to fields in the triple st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8-02-14T00:23:29.653496099</meta:creation-date>
    <dc:date>2018-02-14T00:38:10.860164615</dc:date>
    <dc:creator>volker </dc:creator>
    <meta:editing-duration>PT14M41S</meta:editing-duration>
    <meta:editing-cycles>2</meta:editing-cycles>
    <meta:generator>LibreOffice/5.2.7.2$Linux_X86_64 LibreOffice_project/20m0$Build-2</meta:generator>
    <meta:document-statistic meta:object-count="15"/>
  </office:meta>
</office:document-meta>
</file>